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nux Libertine" svg:font-family="'Linux Libertine'" style:font-adornments="Bold"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fo:font-size="12pt" style:font-size-asian="10.5pt" style:font-size-complex="12pt"/>
    </style:style>
    <style:style style:name="P2" style:family="paragraph" style:parent-style-name="Standard">
      <style:text-properties style:font-name="DejaVu Sans1" fo:language="zxx" fo:country="none" officeooo:paragraph-rsid="000b054e" style:language-asian="zxx" style:country-asian="none" style:language-complex="zxx" style:country-complex="none"/>
    </style:style>
    <style:style style:name="P3" style:family="paragraph" style:parent-style-name="Standard">
      <style:text-properties style:font-name="DejaVu Sans1" fo:language="zxx" fo:country="none" officeooo:paragraph-rsid="000bb134" style:language-asian="zxx" style:country-asian="none" style:language-complex="zxx" style:country-complex="none"/>
    </style:style>
    <style:style style:name="P4" style:family="paragraph" style:parent-style-name="Standard">
      <style:text-properties style:font-name="DejaVu Sans1" fo:language="zxx" fo:country="none" officeooo:paragraph-rsid="0010b78a" style:language-asian="zxx" style:country-asian="none" style:language-complex="zxx" style:country-complex="none"/>
    </style:style>
    <style:style style:name="P5" style:family="paragraph" style:parent-style-name="Standard">
      <style:paragraph-properties fo:break-before="page"/>
      <style:text-properties style:font-name="DejaVu Sans1" fo:language="zxx" fo:country="none" officeooo:paragraph-rsid="000b054e" style:language-asian="zxx" style:country-asian="none" style:language-complex="zxx" style:country-complex="none"/>
    </style:style>
    <style:style style:name="P6" style:family="paragraph" style:parent-style-name="Standard">
      <style:paragraph-properties fo:break-before="page"/>
      <style:text-properties style:font-name="DejaVu Sans1" fo:language="zxx" fo:country="none" officeooo:paragraph-rsid="0010b78a" style:language-asian="zxx" style:country-asian="none" style:language-complex="zxx" style:country-complex="none"/>
    </style:style>
    <style:style style:name="P7" style:family="paragraph" style:parent-style-name="Standard">
      <style:text-properties style:font-name="DejaVu Sans1" fo:language="zxx" fo:country="none" officeooo:rsid="000b054e" officeooo:paragraph-rsid="000b054e" style:language-asian="zxx" style:country-asian="none" style:language-complex="zxx" style:country-complex="none"/>
    </style:style>
    <style:style style:name="P8" style:family="paragraph" style:parent-style-name="Standard">
      <style:text-properties style:font-name="DejaVu Sans1" fo:language="zxx" fo:country="none" officeooo:rsid="000b054e" officeooo:paragraph-rsid="000bb134" style:language-asian="zxx" style:country-asian="none" style:language-complex="zxx" style:country-complex="none"/>
    </style:style>
    <style:style style:name="P9" style:family="paragraph" style:parent-style-name="Standard">
      <style:text-properties style:font-name="DejaVu Sans1" fo:language="zxx" fo:country="none" officeooo:rsid="000b054e" officeooo:paragraph-rsid="000f57d6" style:language-asian="zxx" style:country-asian="none" style:language-complex="zxx" style:country-complex="none"/>
    </style:style>
    <style:style style:name="P10" style:family="paragraph" style:parent-style-name="Standard">
      <style:text-properties style:font-name="DejaVu Sans1" fo:language="zxx" fo:country="none" officeooo:rsid="0012f5e6" officeooo:paragraph-rsid="0012f5e6" style:language-asian="zxx" style:country-asian="none" style:language-complex="zxx" style:country-complex="none"/>
    </style:style>
    <style:style style:name="P11" style:family="paragraph" style:parent-style-name="Standard">
      <style:text-properties style:font-name="DejaVu Sans1" fo:language="zxx" fo:country="none" officeooo:rsid="0010b78a" officeooo:paragraph-rsid="0010b78a" style:language-asian="zxx" style:country-asian="none" style:language-complex="zxx" style:country-complex="none"/>
    </style:style>
    <style:style style:name="P12" style:family="paragraph" style:parent-style-name="Standard">
      <style:text-properties style:font-name="DejaVu Sans1" fo:language="zxx" fo:country="none" officeooo:rsid="000acf3d" officeooo:paragraph-rsid="000acf3d" style:language-asian="zxx" style:country-asian="none" style:language-complex="zxx" style:country-complex="none"/>
    </style:style>
    <style:style style:name="P13" style:family="paragraph" style:parent-style-name="Standard">
      <style:text-properties style:font-name="DejaVu Sans1" fo:language="zxx" fo:country="none" fo:font-weight="bold" officeooo:rsid="000b054e" officeooo:paragraph-rsid="000b054e" style:language-asian="zxx" style:country-asian="none" style:font-weight-asian="bold" style:language-complex="zxx" style:country-complex="none" style:font-weight-complex="bold"/>
    </style:style>
    <style:style style:name="P14" style:family="paragraph" style:parent-style-name="Standard">
      <style:text-properties style:use-window-font-color="true" style:text-position="0% 100%" fo:font-size="12pt" fo:language="zxx" fo:country="none" fo:font-style="normal" style:text-underline-style="none" fo:font-weight="normal" officeooo:rsid="004f8149" officeooo:paragraph-rsid="000b05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break-before="page"/>
      <style:text-properties style:font-name="DejaVu Sans1" fo:language="zxx" fo:country="none" officeooo:rsid="000b054e" officeooo:paragraph-rsid="000bb134" style:language-asian="zxx" style:country-asian="none" style:language-complex="zxx" style:country-complex="none"/>
    </style:style>
    <style:style style:name="P16" style:family="paragraph" style:parent-style-name="Math_20_text">
      <style:text-properties style:use-window-font-color="true" style:text-position="0% 100%" fo:font-size="12pt" fo:language="zxx" fo:country="none" fo:font-style="normal" style:text-underline-style="none" fo:font-weight="normal" officeooo:rsid="004f8149" officeooo:paragraph-rsid="000f57d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Math_20_text">
      <style:text-properties style:use-window-font-color="true" style:text-position="0% 100%" fo:font-size="12pt" fo:language="zxx" fo:country="none" fo:font-style="normal" style:text-underline-style="none" fo:font-weight="normal" officeooo:rsid="004c97ca" officeooo:paragraph-rsid="000f57d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Heading_20_1" style:master-page-name="First_20_Page">
      <style:paragraph-properties fo:margin-top="0cm" fo:margin-bottom="0cm" fo:text-align="start" style:justify-single-word="false" style:page-number="auto" fo:break-before="auto" fo:break-after="auto" style:shadow="none" fo:keep-with-next="always">
        <style:tab-stops/>
      </style:paragraph-properties>
      <style:text-properties style:font-name="Linux Libertine" fo:font-size="28pt" fo:language="zxx" fo:country="none" fo:font-style="normal" fo:font-weight="normal" officeooo:paragraph-rsid="000acf3d" style:font-name-asian="DejaVu Sans2" style:font-size-asian="16.1000003814697pt" style:language-asian="zxx" style:country-asian="none" style:font-weight-asian="bold" style:font-name-complex="Lohit Hindi" style:font-size-complex="16.1000003814697pt" style:language-complex="zxx" style:country-complex="none" style:font-weight-complex="bold"/>
    </style:style>
    <style:style style:name="P19" style:family="paragraph">
      <style:paragraph-properties fo:text-align="center"/>
    </style:style>
    <style:style style:name="T1" style:family="text">
      <style:text-properties officeooo:rsid="000acf3d"/>
    </style:style>
    <style:style style:name="T2" style:family="text">
      <style:text-properties officeooo:rsid="004d39bb"/>
    </style:style>
    <style:style style:name="T3" style:family="text">
      <style:text-properties officeooo:rsid="000b054e"/>
    </style:style>
    <style:style style:name="T4" style:family="text">
      <style:text-properties fo:font-weight="bold" officeooo:rsid="000b054e" style:font-weight-asian="bold" style:font-weight-complex="bold"/>
    </style:style>
    <style:style style:name="T5" style:family="text">
      <style:text-properties officeooo:rsid="000bb134"/>
    </style:style>
    <style:style style:name="T6" style:family="text">
      <style:text-properties fo:color="#999999" officeooo:rsid="000b054e"/>
    </style:style>
    <style:style style:name="T7" style:family="text">
      <style:text-properties style:text-position="super 58%" officeooo:rsid="000bb134"/>
    </style:style>
    <style:style style:name="T8" style:family="text">
      <style:text-properties style:text-position="super 58%" officeooo:rsid="004f8149"/>
    </style:style>
    <style:style style:name="T9" style:family="text">
      <style:text-properties style:text-position="super 58%" officeooo:rsid="000b054e"/>
    </style:style>
    <style:style style:name="T10" style:family="text">
      <style:text-properties style:text-position="super 58%" officeooo:rsid="00124745"/>
    </style:style>
    <style:style style:name="T11" style:family="text">
      <style:text-properties style:text-position="super 58%" style:text-underline-style="solid" style:text-underline-width="auto" style:text-underline-color="font-color" fo:font-weight="normal" officeooo:rsid="00124745" style:font-weight-asian="normal" style:font-weight-complex="normal"/>
    </style:style>
    <style:style style:name="T12" style:family="text">
      <style:text-properties style:text-position="super 58%" style:text-underline-style="solid" style:text-underline-width="auto" style:text-underline-color="font-color" officeooo:rsid="000bb134"/>
    </style:style>
    <style:style style:name="T13" style:family="text">
      <style:text-properties style:text-position="super 58%" style:text-underline-style="dotted" style:text-underline-width="auto" style:text-underline-color="font-color" officeooo:rsid="000bb134"/>
    </style:style>
    <style:style style:name="T14" style:family="text">
      <style:text-properties style:text-position="super 58%" style:text-underline-style="solid" style:text-underline-width="bold" style:text-underline-color="font-color" fo:font-weight="normal" officeooo:rsid="000bb134" style:font-weight-asian="normal" style:font-weight-complex="normal"/>
    </style:style>
    <style:style style:name="T15" style:family="text">
      <style:text-properties style:text-position="sub 58%" officeooo:rsid="000bb134"/>
    </style:style>
    <style:style style:name="T16" style:family="text">
      <style:text-properties style:text-position="sub 58%" officeooo:rsid="000cdcb4"/>
    </style:style>
    <style:style style:name="T17" style:family="text">
      <style:text-properties style:text-position="sub 58%" officeooo:rsid="000b054e"/>
    </style:style>
    <style:style style:name="T18" style:family="text">
      <style:text-properties style:text-position="sub 58%" officeooo:rsid="0010b78a"/>
    </style:style>
    <style:style style:name="T19" style:family="text">
      <style:text-properties style:text-position="sub 58%" officeooo:rsid="00124745"/>
    </style:style>
    <style:style style:name="T20" style:family="text">
      <style:text-properties officeooo:rsid="000cdcb4"/>
    </style:style>
    <style:style style:name="T21" style:family="text">
      <style:text-properties officeooo:rsid="000dd9b1"/>
    </style:style>
    <style:style style:name="T22" style:family="text">
      <style:text-properties officeooo:rsid="004f8149"/>
    </style:style>
    <style:style style:name="T23" style:family="text">
      <style:text-properties officeooo:rsid="0010b78a"/>
    </style:style>
    <style:style style:name="T24" style:family="text">
      <style:text-properties style:text-underline-style="solid" style:text-underline-width="auto" style:text-underline-color="font-color" officeooo:rsid="000b054e"/>
    </style:style>
    <style:style style:name="T25" style:family="text">
      <style:text-properties style:text-underline-style="solid" style:text-underline-width="auto" style:text-underline-color="font-color" officeooo:rsid="0010b78a"/>
    </style:style>
    <style:style style:name="T26" style:family="text">
      <style:text-properties style:text-underline-style="solid" style:text-underline-width="auto" style:text-underline-color="font-color" officeooo:rsid="000b054e" style:font-size-asian="10.5pt" style:text-overline-style="solid" style:text-overline-width="auto" style:text-overline-color="font-color"/>
    </style:style>
    <style:style style:name="T27" style:family="text">
      <style:text-properties fo:font-style="normal" style:text-underline-style="solid" style:text-underline-width="auto" style:text-underline-color="font-color" officeooo:rsid="000b054e" style:font-style-asian="normal" style:font-style-complex="normal"/>
    </style:style>
    <style:style style:name="T28" style:family="text">
      <style:text-properties officeooo:rsid="00124745"/>
    </style:style>
    <style:style style:name="T29" style:family="text">
      <style:text-properties officeooo:rsid="000b054e" style:font-size-asian="10.5pt" style:text-overline-style="solid" style:text-overline-width="auto" style:text-overline-color="font-color"/>
    </style:style>
    <style:style style:name="T30" style:family="text">
      <style:text-properties style:text-underline-style="dotted" style:text-underline-width="auto" style:text-underline-color="font-color" officeooo:rsid="000b054e"/>
    </style:style>
    <style:style style:name="T31" style:family="text">
      <style:text-properties style:text-underline-style="solid" style:text-underline-width="bold" style:text-underline-color="font-color" fo:font-weight="normal" officeooo:rsid="000b054e" style:font-weight-asian="normal" style:font-weight-complex="normal"/>
    </style:style>
    <style:style style:name="T32" style:family="text">
      <style:text-properties style:text-underline-style="solid" style:text-underline-width="bold" style:text-underline-color="font-color" officeooo:rsid="000b054e"/>
    </style:style>
    <style:style style:name="T33" style:family="text">
      <style:text-properties officeooo:rsid="0014d452"/>
    </style:style>
    <style:style style:name="gr1" style:family="graphic">
      <style:graphic-properties svg:stroke-width="0.025cm"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draw:fill="none" draw:textarea-vertical-align="middle" draw:auto-grow-height="false" fo:min-height="1.321cm" fo:min-width="0.88cm"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5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5cm" draw:fill="none" draw:textarea-horizontal-align="justify" draw:textarea-vertical-align="middle" draw:auto-grow-height="false" fo:min-height="0cm" fo:min-width="0cm" fo:padding-top="0.012cm" fo:padding-bottom="0.012cm" fo:padding-left="0.012cm" fo:padding-right="0.01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5cm" draw:marker-end="Arrowheads_20_1"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5cm" draw:marker-start="Arrowheads_20_1"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svg:stroke-width="0.025cm"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span text:style-name="T1">20</text:span><text:span text:style-name="T2">11</text:span><text:span text:style-name="T1">-(</text:span><text:span text:style-name="T2">03</text:span><text:span text:style-name="T1">)</text:span><text:span text:style-name="T2">mar</text:span><text:span text:style-name="T1">-1</text:span><text:span text:style-name="T2">0</text:span><text:span text:style-name="T1">: dag </text:span><text:span text:style-name="T2">1</text:span><text:span text:style-name="T1">5</text:span></text:h>
      <text:p text:style-name="P12"/>
      <text:p text:style-name="P7">1)<text:tab/>Vilket är identitetselementet?</text:p>
      <text:p text:style-name="P7"/>
      <text:p text:style-name="P7"><text:tab/>Jo, a ∗ c = c ger a är identitetselement → ger rad 1 och kolumn 1.</text:p>
      <text:p text:style-name="P10"/>
      <text:p text:style-name="P7"><text:tab/>Grupptabellen är en latinsk kvadrat, så c ∗ f = b, …</text:p>
      <text:p text:style-name="P7"><draw:line text:anchor-type="paragraph" draw:z-index="0" draw:style-name="gr1" draw:text-style-name="P19" svg:x1="2.06cm" svg:y1="0.478cm" svg:x2="2.06cm" svg:y2="7.093cm"><text:p/></draw:line></text:p>
      <text:p text:style-name="P7"><text:tab/>∗<text:tab/>a<text:tab/>b<text:tab/>c<text:tab/>d<text:tab/>f<text:tab/>g</text:p>
      <text:p text:style-name="P7"><draw:line text:anchor-type="paragraph" draw:z-index="1" draw:style-name="gr1" draw:text-style-name="P19" svg:x1="1.161cm" svg:y1="0.258cm" svg:x2="9.31cm" svg:y2="0.258cm"><text:p/></draw:line></text:p>
      <text:p text:style-name="P2"><text:span text:style-name="T3"><text:tab/>a<text:tab/>a<text:tab/>b<text:tab/></text:span><text:span text:style-name="T4">c<text:tab/></text:span><text:span text:style-name="T3">d<text:tab/>f<text:tab/>g</text:span></text:p>
      <text:p text:style-name="P7"/>
      <text:p text:style-name="P2"><text:span text:style-name="T3"><text:tab/>b<text:tab/>b<text:tab/>a<text:tab/>g<text:tab/>f<text:tab/></text:span><text:span text:style-name="T4">d<text:tab/>c</text:span></text:p>
      <text:p text:style-name="P13"/>
      <text:p text:style-name="P2"><text:span text:style-name="T3"><text:tab/>c<text:tab/>c<text:tab/></text:span><text:span text:style-name="T4">f</text:span><text:span text:style-name="T3"><text:tab/>a<text:tab/></text:span><text:span text:style-name="T4">g</text:span><text:span text:style-name="T3"><text:tab/>b<text:tab/>a</text:span></text:p>
      <text:p text:style-name="P7"/>
      <text:p text:style-name="P2"><text:span text:style-name="T3"><text:tab/>d<text:tab/>d<text:tab/>g<text:tab/>f<text:tab/></text:span><text:span text:style-name="T4">a</text:span><text:span text:style-name="T3"><text:tab/>c<text:tab/></text:span><text:span text:style-name="T4">b</text:span></text:p>
      <text:p text:style-name="P13"/>
      <text:p text:style-name="P2"><text:span text:style-name="T3"><text:tab/>f<text:tab/></text:span><text:span text:style-name="T23">f<text:tab/></text:span><text:span text:style-name="T4">c</text:span><text:span text:style-name="T3"><text:tab/></text:span><text:span text:style-name="T4">d</text:span><text:span text:style-name="T3"><text:tab/>b<text:tab/>g<text:tab/>a</text:span></text:p>
      <text:p text:style-name="P7"/>
      <text:p text:style-name="P2"><text:span text:style-name="T3"><text:tab/>g<text:tab/>g<text:tab/>d<text:tab/>b<text:tab/>c<text:tab/></text:span><text:span text:style-name="T4">a</text:span><text:span text:style-name="T3"><text:tab/>f</text:span></text:p>
      <text:p text:style-name="P7"/>
      <text:p text:style-name="P7"/>
      <text:p text:style-name="P7"><text:tab/>a)<text:tab/>Gruppen är inte abelsk, ty b ∗ c = g ≠ g = c ∗ b.</text:p>
      <text:p text:style-name="P7"/>
      <text:p text:style-name="P7"><text:tab/>b)<text:tab/>a ∗ c = 1 ∗ c ger a = 1 som ovan.</text:p>
      <text:p text:style-name="P7"/>
      <text:p text:style-name="P3"><text:span text:style-name="T3"><text:tab/>c)<text:tab/></text:span><text:span text:style-name="T5">I</text:span><text:span text:style-name="T3">nverser: a</text:span><text:span text:style-name="T7">−1</text:span><text:span text:style-name="T3"> = a, b</text:span><text:span text:style-name="T7">−1</text:span><text:span text:style-name="T3"> = b, c</text:span><text:span text:style-name="T7">−1</text:span><text:span text:style-name="T3"> = c, d</text:span><text:span text:style-name="T7">−1</text:span><text:span text:style-name="T3"> = d, f</text:span><text:span text:style-name="T7">−1</text:span><text:span text:style-name="T3"> = g, g</text:span><text:span text:style-name="T7">−1</text:span><text:span text:style-name="T3"> = f</text:span></text:p>
      <text:p text:style-name="P7"/>
      <text:p text:style-name="P7"><text:tab/><text:tab/>ty till exempel f ∗ g = a (= 1)</text:p>
      <text:p text:style-name="P7"/>
      <text:p text:style-name="P7"><text:tab/>d)<text:tab/>o(a) = 1, o(b) = o(c) = o(d) = 2, o(f) = o(g) = 3</text:p>
      <text:p text:style-name="P7"/>
      <text:p text:style-name="P3"><text:span text:style-name="T3"><text:tab/><text:tab/>ty b</text:span><text:span text:style-name="T7">2</text:span><text:span text:style-name="T3"> = a, men b</text:span><text:span text:style-name="T7">−1</text:span><text:span text:style-name="T3"> ≠ a, f</text:span><text:span text:style-name="T7">1</text:span><text:span text:style-name="T3"> ≠ a, f</text:span><text:span text:style-name="T7">2</text:span><text:span text:style-name="T3"> = g ≠ a, f</text:span><text:span text:style-name="T7">3</text:span><text:span text:style-name="T3"> </text:span><text:span text:style-name="T3">= a.</text:span></text:p>
      <text:p text:style-name="P7"/>
      <text:p text:style-name="P7"><text:tab/><text:tab/>Cykliska delgrupper:</text:p>
      <text:p text:style-name="P7"/>
      <text:p text:style-name="P7"><text:tab/><text:tab/><text:tab/>⟨a⟩ = {a}</text:p>
      <text:p text:style-name="P7"><text:tab/><text:tab/><text:tab/>⟨b⟩ = {a, b}</text:p>
      <text:p text:style-name="P7"><text:tab/><text:tab/><text:tab/>⟨c⟩ = {a, c}</text:p>
      <text:p text:style-name="P7"><text:tab/><text:tab/><text:tab/>⟨d⟩ = {a, d}</text:p>
      <text:p text:style-name="P7"><text:tab/><text:tab/><text:tab/>⟨f⟩ = {a, f, g}</text:p>
      <text:p text:style-name="P2"><text:span text:style-name="T3"><text:tab/><text:tab/><text:tab/>⟨g⟩ = {a, g, f}<text:tab/><text:tab/></text:span><text:span text:style-name="T6">⟨f⟩ = {a, f, g} = ⟨g⟩</text:span></text:p>
      <text:p text:style-name="P7"/>
      <text:p text:style-name="P3"><text:span text:style-name="T3"><text:tab/>e)<text:tab/></text:span><text:span text:style-name="T24">a ∗ </text:span><text:span text:style-name="T26">b</text:span><text:span text:style-name="T29"> ∗ </text:span><text:span text:style-name="T26">c</text:span><text:span text:style-name="T24"> ∗ </text:span><text:span text:style-name="T26">d</text:span><text:span text:style-name="T29"> ∗ </text:span><text:span text:style-name="T26">f</text:span><text:span text:style-name="T24"> ∗ g</text:span><text:span text:style-name="T3"> = b ∗ g ∗ a = c ∗ a = c</text:span></text:p>
      <text:p text:style-name="P15">2)<text:tab/>G en grupp med identitetselement 1, <text:s text:c="2"/>a, b, c, d ∈ G</text:p>
      <text:p text:style-name="P7"/>
      <text:p text:style-name="P7"><text:tab/>a)<text:tab/>Finn det x ∈ G som uppfyller<text:tab/>(givet att ett sådant finns)</text:p>
      <text:p text:style-name="P7"/>
      <text:p text:style-name="P2"><draw:custom-shape text:anchor-type="paragraph" draw:z-index="2" draw:style-name="gr2" draw:text-style-name="P19" svg:width="0.265cm" svg:height="0.98cm" svg:x="2.533cm" svg:y="0.05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text:tab/><text:tab/> <text:s/>ax</text:span><text:span text:style-name="T7">2</text:span><text:span text:style-name="T3"> = b</text:span></text:p>
      <text:p text:style-name="P2"><text:span text:style-name="T3"><text:tab/><text:tab/> <text:s/>x</text:span><text:span text:style-name="T7">3</text:span><text:span text:style-name="T3"> = 1</text:span></text:p>
      <text:p text:style-name="P7"/>
      <text:p text:style-name="P3"><text:span text:style-name="T3"><text:tab/><text:tab/>ax</text:span><text:span text:style-name="T7">2</text:span><text:span text:style-name="T3"> = b ⇒ ax</text:span><text:span text:style-name="T7">3</text:span><text:span text:style-name="T3"> = bx ⇒ {x</text:span><text:span text:style-name="T7">3</text:span><text:span text:style-name="T3"> = 1} ⇒ a = bx ⇒ x = b</text:span><text:span text:style-name="T7">−1</text:span><text:span text:style-name="T3">a</text:span></text:p>
      <text:p text:style-name="P7"/>
      <text:p text:style-name="P7"/>
      <text:p text:style-name="P7"/>
      <text:p text:style-name="P7"><text:tab/>b)<text:tab/>På samma sätt</text:p>
      <text:p text:style-name="P7"><draw:custom-shape text:anchor-type="paragraph" draw:z-index="3" draw:style-name="gr2" draw:text-style-name="P19" svg:width="0.265cm" svg:height="1.059cm" svg:x="2.533cm" svg:y="0.46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2"><text:span text:style-name="T3"><text:tab/><text:tab/> <text:s/>(xax)</text:span><text:span text:style-name="T7">3</text:span><text:span text:style-name="T3"> = bx<text:tab/>(1)</text:span></text:p>
      <text:p text:style-name="P3"><text:span text:style-name="T3"><text:tab/><text:tab/> <text:s/>x</text:span><text:span text:style-name="T7">2</text:span><text:span text:style-name="T3">a = (xa)</text:span><text:span text:style-name="T7">−1</text:span><text:span text:style-name="T3"><text:tab/>(2)</text:span></text:p>
      <text:p text:style-name="P7"/>
      <text:p text:style-name="P7"/>
      <text:p text:style-name="P3"><text:span text:style-name="T3"><text:tab/><text:tab/>bx = {(1)} = (xax)</text:span><text:span text:style-name="T7">3</text:span><text:span text:style-name="T3"> = xa</text:span><text:span text:style-name="T24">x</text:span><text:span text:style-name="T12">2</text:span><text:span text:style-name="T24">a</text:span><text:span text:style-name="T30">x</text:span><text:span text:style-name="T13">2</text:span><text:span text:style-name="T30">a</text:span><text:span text:style-name="T3">x = {(2)} =</text:span></text:p>
      <text:p text:style-name="P3"><text:span text:style-name="T3"><text:tab/><text:tab/></text:span><text:span text:style-name="T5">= </text:span><text:span text:style-name="T3">xa(xa)⁻¹(xa)⁻¹x = (xa)⁻¹x</text:span></text:p>
      <text:p text:style-name="P7"/>
      <text:p text:style-name="P3"><text:span text:style-name="T3"><text:tab/><text:tab/>så <text:s/>bxa = (xa)</text:span><text:span text:style-name="T7">−1</text:span><text:span text:style-name="T3">xa = 1</text:span></text:p>
      <text:p text:style-name="P3"><text:span text:style-name="T3"><text:tab/><text:tab/>så <text:s/>x = b</text:span><text:span text:style-name="T7">−1</text:span><text:span text:style-name="T3">a</text:span><text:span text:style-name="T7">−1</text:span></text:p>
      <text:p text:style-name="P7"/>
      <text:p text:style-name="P7"/>
      <text:p text:style-name="P7"/>
      <text:p text:style-name="P3"><text:span text:style-name="T3"><text:tab/>d)<text:tab/>Visa (abc)</text:span><text:span text:style-name="T7">−1</text:span><text:span text:style-name="T3"> = abc ⇒ (bca)</text:span><text:span text:style-name="T7">−1</text:span><text:span text:style-name="T3"> = bca</text:span></text:p>
      <text:p text:style-name="P7"/>
      <text:p text:style-name="P3"><text:span text:style-name="T3"><text:tab/><text:tab/>Jo, (abc)</text:span><text:span text:style-name="T7">−1</text:span><text:span text:style-name="T3"> = abc ⇒ bc</text:span><text:span text:style-name="T24">a ⋅ bc</text:span><text:span text:style-name="T3">a <text:s/>= bc(abc)</text:span><text:span text:style-name="T7">−1</text:span><text:span text:style-name="T3">a =</text:span></text:p>
      <text:p text:style-name="P3"><text:span text:style-name="T3"><text:tab/><text:tab/></text:span><text:span text:style-name="T5">= </text:span><text:span text:style-name="T24">a</text:span><text:span text:style-name="T12">−1</text:span><text:span text:style-name="T24">a</text:span><text:span text:style-name="T30">bc(abc)</text:span><text:span text:style-name="T13">−1</text:span><text:span text:style-name="T3">a = a</text:span><text:span text:style-name="T7">−1</text:span><text:span text:style-name="T3">⋅1⋅a = 1</text:span></text:p>
      <text:p text:style-name="P8"/>
      <text:p text:style-name="P3"><text:span text:style-name="T3"><text:tab/><text:tab/>så <text:s/>bca = (bca)</text:span><text:span text:style-name="T7">−1</text:span></text:p>
      <text:p text:style-name="P7"/>
      <text:p text:style-name="P3"><text:span text:style-name="T3"><text:tab/><text:tab/>bca ⋅ bca = 1 = bca ⋅ (bca)</text:span><text:span text:style-name="T7">−1</text:span></text:p>
      <text:p text:style-name="P7"/>
      <text:p text:style-name="P7"/>
      <text:p text:style-name="P7"/>
      <text:p text:style-name="P3"><text:span text:style-name="T3"><text:tab/>f)<text:tab/>Visa b</text:span><text:span text:style-name="T7">2</text:span><text:span text:style-name="T3">ab = a</text:span><text:span text:style-name="T7">−1</text:span><text:span text:style-name="T3"> ⇒ det finns s ∈ H med a = s</text:span><text:span text:style-name="T7">3</text:span></text:p>
      <text:p text:style-name="P7"/>
      <text:p text:style-name="P3"><text:span text:style-name="T3"><text:tab/><text:tab/>Jo, b</text:span><text:span text:style-name="T7">2</text:span><text:span text:style-name="T3">ab = a</text:span><text:span text:style-name="T7">−1</text:span><text:span text:style-name="T3"> ⇒ ba = b</text:span><text:span text:style-name="T7">−1</text:span><text:span text:style-name="T3">a</text:span><text:span text:style-name="T7">−1</text:span><text:span text:style-name="T3">b</text:span><text:span text:style-name="T7">−1</text:span></text:p>
      <text:p text:style-name="P7"/>
      <text:p text:style-name="P3"><text:span text:style-name="T3"><text:tab/><text:tab/></text:span><text:span text:style-name="T31">(ba)</text:span><text:span text:style-name="T14">3</text:span><text:span text:style-name="T3"> = b</text:span><text:span text:style-name="T7">−1</text:span><text:span text:style-name="T3">a</text:span><text:span text:style-name="T7">−1</text:span><text:span text:style-name="T24">b</text:span><text:span text:style-name="T12">−1</text:span><text:span text:style-name="T24">⋅b</text:span><text:span text:style-name="T3">aba = b</text:span><text:span text:style-name="T7">−1</text:span><text:span text:style-name="T24">a</text:span><text:span text:style-name="T12">−1</text:span><text:span text:style-name="T24">a</text:span><text:span text:style-name="T3">ba = </text:span><text:span text:style-name="T24">b</text:span><text:span text:style-name="T12">−1</text:span><text:span text:style-name="T24">b</text:span><text:span text:style-name="T3">a = </text:span><text:span text:style-name="T32">a</text:span></text:p>
      <text:p text:style-name="P7"/>
      <text:p text:style-name="P5"><text:span text:style-name="T3">3)<text:tab/>G</text:span><text:span text:style-name="T15">1</text:span><text:span text:style-name="T3"> = (ℤ</text:span><text:span text:style-name="T15">8</text:span><text:span text:style-name="T3">; +), G</text:span><text:span text:style-name="T15">2</text:span><text:span text:style-name="T3"> = (U(ℤ</text:span><text:span text:style-name="T15">15</text:span><text:span text:style-name="T3">); ⋅)</text:span></text:p>
      <text:p text:style-name="P7"><draw:line text:anchor-type="paragraph" draw:z-index="26" draw:style-name="gr5" draw:text-style-name="P19" svg:x1="6.634cm" svg:y1="0.886cm" svg:x2="5.629cm" svg:y2="0.039cm"><text:p/></draw:line></text:p>
      <text:p text:style-name="P7"/>
      <text:p text:style-name="P2"><text:span text:style-name="T3"><text:tab/></text:span><text:span text:style-name="T33"><text:tab/><text:tab/><text:tab/><text:tab/></text:span><text:span text:style-name="T3">De invertabla elementen i ℤ</text:span><text:span text:style-name="T15">15</text:span><text:span text:style-name="T3">,</text:span></text:p>
      <text:p text:style-name="P2"><text:span text:style-name="T3"><text:tab/></text:span><text:span text:style-name="T33"><text:tab/><text:tab/><text:tab/><text:tab/></text:span><text:span text:style-name="T3">det vill säga alla x med sgd(x; 15) = 1</text:span></text:p>
      <text:p text:style-name="P7"/>
      <text:p text:style-name="P7"/>
      <text:p text:style-name="P2"><text:span text:style-name="T3"><text:tab/></text:span><text:span text:style-name="T5">a</text:span><text:span text:style-name="T3">)<text:tab/>Grupptabeller:</text:span></text:p>
      <text:p text:style-name="P7"><draw:line text:anchor-type="paragraph" draw:z-index="9" draw:style-name="gr1" draw:text-style-name="P19" svg:x1="4.544cm" svg:y1="0.445cm" svg:x2="4.544cm" svg:y2="8.912cm"><text:p/></draw:line></text:p>
      <text:p text:style-name="P2"><text:span text:style-name="T3"><text:tab/><text:tab/>G</text:span><text:span text:style-name="T16">1</text:span><text:span text:style-name="T3">:<text:tab/>+<text:tab/>0<text:tab/>1<text:tab/>2<text:tab/>3 <text:tab/></text:span><text:span text:style-name="T20">4<text:tab/></text:span><text:span text:style-name="T3">5<text:tab/>6<text:tab/>7</text:span></text:p>
      <text:p text:style-name="P7"><draw:line text:anchor-type="paragraph" draw:z-index="11" draw:style-name="gr1" draw:text-style-name="P19" svg:x1="3.671cm" svg:y1="0.25cm" svg:x2="14.254cm" svg:y2="0.25cm"><text:p/></draw:line></text:p>
      <text:p text:style-name="P2"><text:span text:style-name="T3"><text:tab/><text:tab/><text:tab/>0<text:tab/>0<text:tab/>1<text:tab/>2<text:tab/>3 <text:tab/></text:span><text:span text:style-name="T20">4<text:tab/></text:span><text:span text:style-name="T3">5<text:tab/>6<text:tab/>7</text:span></text:p>
      <text:p text:style-name="P7"/>
      <text:p text:style-name="P2"><text:span text:style-name="T3"><text:tab/> <text:s text:c="2"/><text:tab/><text:tab/>1<text:tab/>1<text:tab/>2<text:tab/>3<text:tab/>4 <text:tab/></text:span><text:span text:style-name="T20">5<text:tab/></text:span><text:span text:style-name="T3">6<text:tab/>7<text:tab/>0</text:span></text:p>
      <text:p text:style-name="P7"><draw:circle text:anchor-type="paragraph" draw:z-index="8" draw:style-name="gr3" draw:text-style-name="P19" svg:width="0.9cm" svg:height="0.9cm" svg:x="7.216cm" svg:y="0.268cm"><text:p/></draw:circle></text:p>
      <text:p text:style-name="P7"><text:tab/> <text:s text:c="2"/><text:tab/><text:tab/>2<text:tab/>2<text:tab/>3<text:tab/>4<text:tab/>5<text:tab/>6<text:tab/>7<text:tab/>0<text:tab/>1</text:p>
      <text:p text:style-name="P7"/>
      <text:p text:style-name="P7"><text:tab/> <text:s text:c="2"/><text:tab/><text:tab/>3<text:tab/>3<text:tab/>4<text:tab/>5<text:tab/>6<text:tab/>7<text:tab/>0<text:tab/>1<text:tab/>2</text:p>
      <text:p text:style-name="P7"/>
      <text:p text:style-name="P7"><text:tab/> <text:s text:c="2"/><text:tab/><text:tab/>4<text:tab/>4<text:tab/>5<text:tab/>6<text:tab/>7<text:tab/>0<text:tab/>1<text:tab/>2<text:tab/>3</text:p>
      <text:p text:style-name="P7"/>
      <text:p text:style-name="P7"><text:tab/> <text:s text:c="2"/><text:tab/><text:tab/>5<text:tab/>5<text:tab/>6<text:tab/>7<text:tab/>0<text:tab/>1<text:tab/>2<text:tab/>3<text:tab/>4</text:p>
      <text:p text:style-name="P7"><draw:circle text:anchor-type="paragraph" draw:z-index="7" draw:style-name="gr3" draw:text-style-name="P19" svg:width="0.9cm" svg:height="0.9cm" svg:x="12.217cm" svg:y="0.268cm"><text:p/></draw:circle></text:p>
      <text:p text:style-name="P7"><text:tab/> <text:s text:c="2"/><text:tab/><text:tab/>6<text:tab/>6<text:tab/>7<text:tab/>0<text:tab/>1<text:tab/>2<text:tab/>3<text:tab/>4<text:tab/>5</text:p>
      <text:p text:style-name="P7"/>
      <text:p text:style-name="P7"><text:tab/> <text:s text:c="2"/><text:tab/><text:tab/>7<text:tab/>7<text:tab/>0<text:tab/>1<text:tab/>2<text:tab/>3<text:tab/>4<text:tab/>5<text:tab/>6</text:p>
      <text:p text:style-name="P7"/>
      <text:p text:style-name="P7"/>
      <text:p text:style-name="P7"><draw:line text:anchor-type="paragraph" draw:z-index="10" draw:style-name="gr1" draw:text-style-name="P19" svg:x1="4.65cm" svg:y1="0.356cm" svg:x2="4.65cm" svg:y2="9.061cm"><text:p/></draw:line></text:p>
      <text:p text:style-name="P2"><text:span text:style-name="T3"><text:tab/><text:tab/>G</text:span><text:span text:style-name="T16">2</text:span><text:span text:style-name="T20">:</text:span><text:span text:style-name="T3"><text:tab/>⋅<text:tab/>1<text:tab/>2<text:tab/>4<text:tab/>7<text:tab/>8<text:tab/>11<text:tab/>13<text:tab/>14</text:span></text:p>
      <text:p text:style-name="P7"><draw:line text:anchor-type="paragraph" draw:z-index="12" draw:style-name="gr1" draw:text-style-name="P19" svg:x1="3.671cm" svg:y1="0.215cm" svg:x2="14.598cm" svg:y2="0.215cm"><text:p/></draw:line></text:p>
      <text:p text:style-name="P7"><text:tab/><text:tab/><text:tab/>1<text:tab/>1<text:tab/>2<text:tab/>4<text:tab/>7<text:tab/>8<text:tab/>11<text:tab/>13<text:tab/>14</text:p>
      <text:p text:style-name="P7"/>
      <text:p text:style-name="P7"><text:tab/><text:tab/><text:tab/>2<text:tab/>2<text:tab/>4<text:tab/>8<text:tab/>14<text:tab/>1<text:tab/>7<text:tab/>11<text:tab/>13</text:p>
      <text:p text:style-name="P7"><draw:circle text:anchor-type="paragraph" draw:z-index="4" draw:style-name="gr3" draw:text-style-name="P19" svg:width="0.9cm" svg:height="0.9cm" svg:x="7.216cm" svg:y="0.277cm"><text:p/></draw:circle></text:p>
      <text:p text:style-name="P2"><text:span text:style-name="T3"><text:tab/> <text:s/><text:tab/><text:tab/>4<text:tab/>4<text:tab/>8<text:tab/></text:span><text:span text:style-name="T20">1</text:span><text:span text:style-name="T3"><text:tab/>13<text:tab/>2<text:tab/>14<text:tab/>7<text:tab/>11</text:span></text:p>
      <text:p text:style-name="P7"/>
      <text:p text:style-name="P7"><text:tab/><text:tab/><text:tab/>7<text:tab/>7<text:tab/>14<text:tab/>13<text:tab/>4<text:tab/>11<text:tab/>2<text:tab/>1<text:tab/>8</text:p>
      <text:p text:style-name="P7"/>
      <text:p text:style-name="P7"><text:tab/><text:tab/><text:tab/>8<text:tab/>8<text:tab/>1<text:tab/>2<text:tab/>11<text:tab/>4<text:tab/>13<text:tab/>14<text:tab/>7</text:p>
      <text:p text:style-name="P7"><draw:circle text:anchor-type="paragraph" draw:z-index="5" draw:style-name="gr3" draw:text-style-name="P19" svg:width="0.9cm" svg:height="0.9cm" svg:x="10.947cm" svg:y="0.268cm"><text:p/></draw:circle></text:p>
      <text:p text:style-name="P7"><text:tab/><text:tab/><text:tab/>11<text:tab/>11<text:tab/>7<text:tab/>14<text:tab/>2<text:tab/>13<text:tab/>1<text:tab/>8<text:tab/>4</text:p>
      <text:p text:style-name="P7"/>
      <text:p text:style-name="P7"><text:tab/><text:tab/><text:tab/>13<text:tab/>13<text:tab/>11<text:tab/>7<text:tab/>1<text:tab/>14<text:tab/>8<text:tab/>4<text:tab/>2</text:p>
      <text:p text:style-name="P7"><draw:circle text:anchor-type="paragraph" draw:z-index="6" draw:style-name="gr3" draw:text-style-name="P19" svg:width="0.9cm" svg:height="0.9cm" svg:x="13.46cm" svg:y="0.286cm"><text:p/></draw:circle></text:p>
      <text:p text:style-name="P7"><text:tab/><text:tab/><text:tab/>14<text:tab/>14<text:tab/>13<text:tab/>11<text:tab/>8<text:tab/>7<text:tab/>4<text:tab/>2<text:tab/>1</text:p>
      <text:p text:style-name="P7"/>
      <text:p text:style-name="P5"><text:span text:style-name="T3"><text:tab/><text:tab/>(U(ℤ</text:span><text:span text:style-name="T17">m</text:span><text:span text:style-name="T3">); ⋅) är en grupp för alla m = 1, 2, …</text:span></text:p>
      <text:p text:style-name="P7"/>
      <text:p text:style-name="P7"><draw:custom-shape text:anchor-type="paragraph" draw:z-index="15" draw:style-name="gr4" draw:text-style-name="P19" svg:width="15.657cm" svg:height="6.43cm" svg:x="1.191cm" svg:y="0.106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14"/>
      <text:p text:style-name="P14"/>
      <text:p text:style-name="P16"><text:tab/><text:tab/><text:tab/>G1)<text:tab/>∀ x, y ∈ G : x ∗ y ∈ G</text:p>
      <text:p text:style-name="P16"/>
      <text:p text:style-name="P16"><text:tab/><text:tab/><text:tab/>G2)<text:tab/>∀ x, y, z ∈ G : (x ∗ y) ∗ z = x ∗ (y ∗ z)</text:p>
      <text:p text:style-name="P16"/>
      <text:p text:style-name="P16"><text:tab/><text:tab/><text:tab/>G3)<text:tab/>∃ I ∈ G : ∀ x ∈ G <text:s/>: <text:s/>I ∗ x = x ∗ I = x</text:p>
      <text:p text:style-name="P16"/>
      <text:p text:style-name="P17"><text:span text:style-name="T22"><text:tab/><text:tab/><text:tab/>G4)<text:tab/>∀ x ∈ G : ∃ x</text:span><text:span text:style-name="T8">−1</text:span><text:span text:style-name="T22"> ∈ G <text:s/>: <text:s/>x ∗ x</text:span><text:span text:style-name="T8">−1</text:span><text:span text:style-name="T22"> = x</text:span><text:span text:style-name="T8">−1</text:span><text:span text:style-name="T22"> ∗ x = I</text:span></text:p>
      <text:p text:style-name="P2"/>
      <text:p text:style-name="P2"/>
      <text:p text:style-name="P2"/>
      <text:p text:style-name="P2"/>
      <text:p text:style-name="P7"><text:tab/><text:tab/><text:tab/>Ty:</text:p>
      <text:p text:style-name="P2"><text:span text:style-name="T3"><text:tab/><text:tab/><text:tab/><text:tab/>G1:<text:tab/>x, y ∈ </text:span><text:span text:style-name="T20">U</text:span><text:span text:style-name="T3">(ℤ</text:span><text:span text:style-name="T17">m</text:span><text:span text:style-name="T3">) ⇒ (xy)⁻¹ = x⁻¹y⁻¹</text:span></text:p>
      <text:p text:style-name="P7"/>
      <text:p text:style-name="P2"><text:span text:style-name="T3"><text:tab/><text:tab/><text:tab/><text:tab/><text:tab/>(x</text:span><text:span text:style-name="T24">yy⁻¹</text:span><text:span text:style-name="T3">x⁻¹ = xx⁻¹ = 1)</text:span></text:p>
      <text:p text:style-name="P7"/>
      <text:p text:style-name="P2"><text:span text:style-name="T3"><text:tab/><text:tab/><text:tab/><text:tab/>G2:<text:tab/>⋅ associativ i ℤ</text:span><text:span text:style-name="T17">m</text:span></text:p>
      <text:p text:style-name="P7"/>
      <text:p text:style-name="P2"><text:span text:style-name="T3"><text:tab/><text:tab/><text:tab/><text:tab/>G3:<text:tab/>1 ∈ U(ℤ</text:span><text:span text:style-name="T17">m</text:span><text:span text:style-name="T3">), identitetselementet</text:span></text:p>
      <text:p text:style-name="P7"/>
      <text:p text:style-name="P7"><text:tab/><text:tab/><text:tab/><text:tab/>G4:<text:tab/>x invertabel ger</text:p>
      <text:p text:style-name="P7"><text:tab/><text:tab/><text:tab/><text:tab/><text:tab/>(x⁻¹)⁻¹ = x så</text:p>
      <text:p text:style-name="P7"><text:tab/><text:tab/><text:tab/><text:tab/><text:tab/>x⁻¹ invertabel.</text:p>
      <text:p text:style-name="P7"/>
      <text:p text:style-name="P7"/>
      <text:p text:style-name="P2"><text:span text:style-name="T3"><text:tab/>b)<text:tab/>Ordnin</text:span><text:span text:style-name="T21">g</text:span><text:span text:style-name="T3">ar för elementen:</text:span></text:p>
      <text:p text:style-name="P7"><draw:line text:anchor-type="paragraph" draw:z-index="14" draw:style-name="gr1" draw:text-style-name="P19" svg:x1="4.544cm" svg:y1="0.45cm" svg:x2="4.544cm" svg:y2="2.699cm"><text:p/></draw:line></text:p>
      <text:p text:style-name="P7"><text:tab/><text:tab/>o(x):<text:tab/><text:tab/>1<text:tab/>2<text:tab/><text:tab/>4<text:tab/><text:tab/>8</text:p>
      <text:p text:style-name="P7"><draw:line text:anchor-type="paragraph" draw:z-index="13" draw:style-name="gr1" draw:text-style-name="P19" svg:x1="2.374cm" svg:y1="0.256cm" svg:x2="13.566cm" svg:y2="0.256cm"><text:p/></draw:line></text:p>
      <text:p text:style-name="P2"><text:span text:style-name="T3"><text:tab/><text:tab/>x ∈ G</text:span><text:span text:style-name="T16">1</text:span><text:span text:style-name="T3">:<text:tab/>0<text:tab/>4<text:tab/><text:tab/>2, 6<text:tab/><text:tab/>1, 3, 5, 7</text:span></text:p>
      <text:p text:style-name="P2"><text:span text:style-name="T3"><text:tab/><text:tab/>x ∈ G</text:span><text:span text:style-name="T16">2</text:span><text:span text:style-name="T3">:<text:tab/>1<text:tab/>4, 11, 14<text:tab/>2, 7, 8, 13</text:span></text:p>
      <text:p text:style-name="P7"/>
      <text:p text:style-name="P7"/>
      <text:p text:style-name="P9"><text:tab/>c)<text:tab/>Cykliska delgrupper med sidoklasser</text:p>
      <text:p text:style-name="P9"><text:tab/><text:tab/>(vänster- = högersidoklass ty abelska grupper)</text:p>
      <text:p text:style-name="P7"/>
      <text:p text:style-name="P11"/>
      <text:p text:style-name="P4"><text:span text:style-name="T23"><text:tab/><text:tab/><text:tab/></text:span><text:span text:style-name="T3">Genererande</text:span></text:p>
      <text:p text:style-name="P4"><text:span text:style-name="T23"><text:tab/></text:span><text:span text:style-name="T3"><text:tab/><text:tab/>element</text:span><text:span text:style-name="T23"><text:tab/></text:span><text:span text:style-name="T3">delgrupper</text:span><text:span text:style-name="T23"><text:tab/><text:tab/></text:span><text:span text:style-name="T3">sidoklasser</text:span></text:p>
      <text:p text:style-name="P11"><text:tab/><text:tab/><text:tab/></text:p>
      <text:p text:style-name="P2"><text:span text:style-name="T3"><text:tab/><text:tab/>G</text:span><text:span text:style-name="T18">1</text:span><text:span text:style-name="T3">:<text:tab/>0<text:tab/><text:tab/>{0}<text:tab/><text:tab/></text:span><text:span text:style-name="T23"><text:tab/></text:span><text:span text:style-name="T3">{0}, {1}, {2}, …, {7}</text:span></text:p>
      <text:p text:style-name="P2"><text:span text:style-name="T3"><text:tab/><text:tab/><text:tab/>4<text:tab/><text:tab/>{0, 4}<text:tab/></text:span><text:span text:style-name="T23"><text:tab/></text:span><text:span text:style-name="T3">{0, 4}, {1, 5}, {2, 6}, {3, 7}</text:span></text:p>
      <text:p text:style-name="P2"><text:span text:style-name="T3"><text:tab/><text:tab/><text:tab/>2, 6<text:tab/><text:tab/>{0, 2, 4, 6}<text:tab/></text:span><text:span text:style-name="T23"><text:tab/></text:span><text:span text:style-name="T3">{0, 2, 4, 6}, {1, 3, 5, 7}</text:span></text:p>
      <text:p text:style-name="P2"><text:span text:style-name="T3"><text:tab/><text:tab/><text:tab/>1<text:tab/><text:tab/>G</text:span><text:span text:style-name="T18">1</text:span><text:span text:style-name="T3"><text:tab/></text:span><text:span text:style-name="T23"><text:tab/></text:span><text:span text:style-name="T3"><text:tab/>G</text:span><text:span text:style-name="T18">1</text:span></text:p>
      <text:p text:style-name="P7"/>
      <text:p text:style-name="P6"><text:span text:style-name="T23"><text:tab/><text:tab/><text:tab/><text:tab/><text:tab/><text:tab/><text:tab/><text:tab/></text:span><text:span text:style-name="T3">Alla singelton-delmängder i G</text:span><text:span text:style-name="T18">2</text:span></text:p>
      <text:p text:style-name="P7"><draw:line text:anchor-type="paragraph" draw:z-index="16" draw:style-name="gr5" draw:text-style-name="P19" svg:x1="13.884cm" svg:y1="0.014cm" svg:x2="12.508cm" svg:y2="0.914cm"><text:p/></draw:line></text:p>
      <text:p text:style-name="P7"/>
      <text:p text:style-name="P2"><text:span text:style-name="T3"><text:tab/><text:tab/>G</text:span><text:span text:style-name="T18">2</text:span><text:span text:style-name="T3">:<text:tab/>1<text:tab/><text:tab/>{1}<text:tab/><text:tab/></text:span><text:span text:style-name="T23"><text:tab/></text:span><text:span text:style-name="T3">{g}, g ∈ G</text:span><text:span text:style-name="T18">2</text:span></text:p>
      <text:p text:style-name="P7"><text:tab/><text:tab/><text:tab/>4<text:tab/><text:tab/>{1, 4}<text:tab/><text:tab/>{1, 4}, {2, 8}, {7, 13}, {1, 14}</text:p>
      <text:p text:style-name="P7"><text:tab/><text:tab/><text:tab/>11<text:tab/><text:tab/>{1, 11}<text:tab/><text:tab/>{1, 11}, {2, 7}, …</text:p>
      <text:p text:style-name="P7"><text:tab/><text:tab/><text:tab/>14<text:tab/><text:tab/>{1, 14}<text:tab/><text:tab/>{1, 14}, {2, 13}, …</text:p>
      <text:p text:style-name="P2"><text:span text:style-name="T3"><text:tab/><text:tab/><text:tab/>2, 8<text:tab/><text:tab/>{1, 2, 4, 8}</text:span><text:span text:style-name="T23"><text:tab/><text:tab/></text:span><text:span text:style-name="T3">{1, 2, 4, 8}, {7, 14, 13, 11}</text:span></text:p>
      <text:p text:style-name="P7"><text:tab/><text:tab/><text:tab/>7, 13<text:tab/><text:tab/>{1, 7, 4, 13}<text:tab/>{1, 7, 9, 13}, {2, 14, 8, 11}</text:p>
      <text:p text:style-name="P7"/>
      <text:p text:style-name="P7"/>
      <text:p text:style-name="P2"><text:span text:style-name="T3"><text:tab/>d)</text:span><text:span text:style-name="T23"><text:tab/></text:span><text:span text:style-name="T3">Alla delgrupper till G</text:span><text:span text:style-name="T18">2</text:span><text:span text:style-name="T3">?</text:span></text:p>
      <text:p text:style-name="P7"/>
      <text:p text:style-name="P7"><text:tab/><text:tab/>Del de cykliska enligt ovan, dels:</text:p>
      <text:p text:style-name="P7"><text:tab/><text:tab/>Ordningen måste vara 1, 2, 4 eller 8 (ty |H|\8)</text:p>
      <text:p text:style-name="P7"><draw:line text:anchor-type="paragraph" draw:z-index="18" draw:style-name="gr6" draw:text-style-name="P19" svg:x1="8.062cm" svg:y1="0.032cm" svg:x2="7.715cm" svg:y2="1.537cm"><text:p/></draw:line><draw:line text:anchor-type="paragraph" draw:z-index="17" draw:style-name="gr5" draw:text-style-name="P19" svg:x1="7.715cm" svg:y1="1.537cm" svg:x2="7.5cm" svg:y2="0.048cm"><text:p/></draw:line></text:p>
      <text:p text:style-name="P7"/>
      <text:p text:style-name="P7"/>
      <text:p text:style-name="P2"><text:span text:style-name="T23"><text:tab/></text:span><text:span text:style-name="T3"><text:tab/><text:tab/><text:tab/><text:tab/>bara de cykliska</text:span></text:p>
      <text:p text:style-name="P7"/>
      <text:p text:style-name="P2"><text:span text:style-name="T3"><text:tab/><text:tab/>Ordning 4?</text:span><text:span text:style-name="T23"><text:tab/></text:span><text:span text:style-name="T3">Elementens ordning måste vara 1 eller 2.</text:span></text:p>
      <text:p text:style-name="P7"><text:tab/><text:tab/><text:tab/><text:tab/>(Ordningen 4 ger en cyklisk delgrupp!)</text:p>
      <text:p text:style-name="P2"><text:span text:style-name="T3"><text:tab/><text:tab/><text:tab/><text:tab/>Ingen i G</text:span><text:span text:style-name="T18">1</text:span><text:span text:style-name="T3"> (ty bara 0, 4 av ordningen 1, 2)</text:span></text:p>
      <text:p text:style-name="P2"><text:span text:style-name="T3"><text:tab/><text:tab/><text:tab/><text:tab/>i G</text:span><text:span text:style-name="T18">2</text:span><text:span text:style-name="T3"> kanske {1, 4, 11, 14}.</text:span></text:p>
      <text:p text:style-name="P7"/>
      <text:p text:style-name="P7"><text:tab/><text:tab/><text:tab/><text:tab/>Sidoklasser:</text:p>
      <text:p text:style-name="P7"><text:tab/><text:tab/><text:tab/><text:tab/><text:tab/>{1, 4, 11, 14}, {2, 7, 8, 13}</text:p>
      <text:p text:style-name="P7"/>
      <text:p text:style-name="P7"><text:tab/><text:tab/>Ordning 8:</text:p>
      <text:p text:style-name="P2"><text:span text:style-name="T3"><text:tab/><text:tab/><text:tab/><text:tab/>G</text:span><text:span text:style-name="T18">1</text:span><text:span text:style-name="T3"> är cyklisk; G₁ = ⟨1⟩ = ⟨3⟩ = ⟨5⟩ = ⟨7⟩.</text:span></text:p>
      <text:p text:style-name="P2"><text:span text:style-name="T3"><text:tab/><text:tab/><text:tab/><text:tab/>G</text:span><text:span text:style-name="T18">2</text:span><text:span text:style-name="T3"> int</text:span><text:span text:style-name="T23">e</text:span><text:span text:style-name="T3">, inget element av ordning 8.</text:span></text:p>
      <text:p text:style-name="P7"/>
      <text:p text:style-name="P7"/>
      <text:p text:style-name="P7"/>
      <text:p text:style-name="P2"><text:span text:style-name="T3">4)</text:span><text:span text:style-name="T23"><text:tab/></text:span><text:span text:style-name="T3">Är G</text:span><text:span text:style-name="T18">1</text:span><text:span text:style-name="T3"> = (U(ℤ₈); ⋅), G</text:span><text:span text:style-name="T18">2</text:span><text:span text:style-name="T3"> = (U(ℤ₁₄); ⋅) cykliska?</text:span></text:p>
      <text:p text:style-name="P7"/>
      <text:p text:style-name="P7"><text:tab/>G är cyklisk omm o(g) = |G|, för något g ∈ G.</text:p>
      <text:p text:style-name="P7"/>
      <text:p text:style-name="P4"><text:span text:style-name="T3"><text:tab/>G</text:span><text:span text:style-name="T18">1</text:span><text:span text:style-name="T3"> = U(ℤ</text:span><text:span text:style-name="T18">8</text:span><text:span text:style-name="T3">) = {1, 3, 5, 7}</text:span></text:p>
      <text:p text:style-name="P4"><text:span text:style-name="T3"><text:tab/>G</text:span><text:span text:style-name="T18">2</text:span><text:span text:style-name="T3"> = U(ℤ</text:span><text:span text:style-name="T18">14</text:span><text:span text:style-name="T3">) = {1, 3, 5, 9, 11, 13}</text:span></text:p>
      <text:p text:style-name="P7"/>
      <text:p text:style-name="P7"/>
      <text:p text:style-name="P7"><text:tab/>Ordningen för elementen:</text:p>
      <text:p text:style-name="P7"/>
      <text:p text:style-name="P4"><text:span text:style-name="T3"><text:tab/><text:tab/>G</text:span><text:span text:style-name="T18">1</text:span><text:span text:style-name="T3">:<text:tab/>g</text:span><text:span text:style-name="T9">1</text:span><text:span text:style-name="T3"><text:tab/>g</text:span><text:span text:style-name="T9">2</text:span><text:span text:style-name="T3"><text:tab/>g</text:span><text:span text:style-name="T9">3</text:span><text:span text:style-name="T3"><text:tab/>g</text:span><text:span text:style-name="T9">4</text:span><text:span text:style-name="T3"><text:tab/>ordning för g</text:span></text:p>
      <text:p text:style-name="P4"><text:span text:style-name="T3"><text:tab/><text:tab/><text:tab/></text:span><text:span text:style-name="T24">1</text:span><text:span text:style-name="T3"><text:tab/><text:tab/><text:tab/><text:tab/></text:span><text:span text:style-name="T23"> <text:s text:c="4"/></text:span><text:span text:style-name="T3">1</text:span></text:p>
      <text:p text:style-name="P4"><text:span text:style-name="T3"><text:tab/><text:tab/><text:tab/>3<text:tab/></text:span><text:span text:style-name="T24">1</text:span><text:span text:style-name="T3"><text:tab/><text:tab/><text:tab/></text:span><text:span text:style-name="T23"> <text:s text:c="4"/></text:span><text:span text:style-name="T3">2</text:span></text:p>
      <text:p text:style-name="P4"><text:span text:style-name="T3"><text:tab/><text:tab/><text:tab/>5<text:tab/></text:span><text:span text:style-name="T24">1</text:span><text:span text:style-name="T3"> <text:tab/><text:tab/><text:tab/></text:span><text:span text:style-name="T23"> <text:s text:c="4"/></text:span><text:span text:style-name="T3">2</text:span></text:p>
      <text:p text:style-name="P4"><text:span text:style-name="T3"><text:tab/><text:tab/><text:tab/>7<text:tab/></text:span><text:span text:style-name="T25">1</text:span><text:span text:style-name="T3"><text:tab/><text:tab/><text:tab/></text:span><text:span text:style-name="T23"> <text:s text:c="4"/></text:span><text:span text:style-name="T3">2</text:span></text:p>
      <text:p text:style-name="P7"><draw:line text:anchor-type="paragraph" draw:z-index="19" draw:style-name="gr5" draw:text-style-name="P19" svg:x1="9.592cm" svg:y1="0.967cm" svg:x2="9.592cm" svg:y2="0.014cm"><text:p/></draw:line></text:p>
      <text:p text:style-name="P7"/>
      <text:p text:style-name="P7"><text:tab/><text:tab/><text:tab/><text:tab/><text:tab/><text:tab/>Ingen 4 (= |G₁|) så G₁ är inte cyklisk.</text:p>
      <text:p text:style-name="P4"><text:soft-page-break/><text:span text:style-name="T3"><text:tab/><text:tab/>G</text:span><text:span text:style-name="T18">2</text:span><text:span text:style-name="T3">:<text:tab/>g</text:span><text:span text:style-name="T9">1</text:span><text:span text:style-name="T3"><text:tab/>g</text:span><text:span text:style-name="T9">2</text:span><text:span text:style-name="T3"><text:tab/>g</text:span><text:span text:style-name="T9">3</text:span><text:span text:style-name="T3"><text:tab/>g</text:span><text:span text:style-name="T9">4</text:span><text:span text:style-name="T3"><text:tab/>g</text:span><text:span text:style-name="T9">5</text:span><text:span text:style-name="T3"><text:tab/>g</text:span><text:span text:style-name="T9">6</text:span><text:span text:style-name="T3"><text:tab/>ordning</text:span></text:p>
      <text:p text:style-name="P2"><text:span text:style-name="T3"><text:tab/><text:tab/><text:tab/></text:span><text:span text:style-name="T24">1</text:span><text:span text:style-name="T3"><text:tab/><text:tab/><text:tab/><text:tab/><text:tab/><text:tab/></text:span><text:span text:style-name="T23"> <text:s text:c="4"/></text:span><text:span text:style-name="T3">1</text:span></text:p>
      <text:p text:style-name="P4"><text:span text:style-name="T3"><text:tab/><text:tab/><text:tab/>3<text:tab/>9<text:tab/>13<text:tab/>11<text:tab/>5<text:tab/></text:span><text:span text:style-name="T24">1</text:span><text:span text:style-name="T3"><text:tab/></text:span><text:span text:style-name="T23"> <text:s text:c="4"/></text:span><text:span text:style-name="T3">6</text:span></text:p>
      <text:p text:style-name="P4"><text:span text:style-name="T3"><text:tab/><text:tab/><text:tab/>5<text:tab/>11<text:tab/>13<text:tab/>9<text:tab/>3<text:tab/></text:span><text:span text:style-name="T25">1</text:span><text:span text:style-name="T3"><text:tab/></text:span><text:span text:style-name="T23"> <text:s text:c="4"/></text:span><text:span text:style-name="T3">6</text:span></text:p>
      <text:p text:style-name="P4"><text:span text:style-name="T3"><text:tab/><text:tab/><text:tab/>9<text:tab/>11<text:tab/></text:span><text:span text:style-name="T25">1</text:span><text:span text:style-name="T3"><text:tab/><text:tab/><text:tab/><text:tab/></text:span><text:span text:style-name="T23"> <text:s text:c="4"/></text:span><text:span text:style-name="T3">3</text:span></text:p>
      <text:p text:style-name="P4"><text:span text:style-name="T3"><text:tab/><text:tab/><text:tab/>11<text:tab/>9<text:tab/></text:span><text:span text:style-name="T25">1</text:span><text:span text:style-name="T3"><text:tab/><text:tab/><text:tab/><text:tab/></text:span><text:span text:style-name="T23"> <text:s text:c="4"/></text:span><text:span text:style-name="T3">3</text:span></text:p>
      <text:p text:style-name="P4"><text:span text:style-name="T3"><text:tab/><text:tab/><text:tab/>13</text:span><text:span text:style-name="T23"><text:tab/></text:span><text:span text:style-name="T25">1</text:span><text:span text:style-name="T3"><text:tab/><text:tab/><text:tab/><text:tab/><text:tab/></text:span><text:span text:style-name="T23"> <text:s text:c="4"/></text:span><text:span text:style-name="T3">2</text:span></text:p>
      <text:p text:style-name="P7"/>
      <text:p text:style-name="P7"/>
      <text:p text:style-name="P4"><text:span text:style-name="T3"><text:tab/>Så G</text:span><text:span text:style-name="T18">2</text:span><text:span text:style-name="T3"> är cyklisk.</text:span></text:p>
      <text:p text:style-name="P4"><text:span text:style-name="T3"><text:tab/>G</text:span><text:span text:style-name="T18">2</text:span><text:span text:style-name="T3"> = ⟨3⟩ = ⟨5⟩</text:span></text:p>
      <text:p text:style-name="P7"/>
      <text:p text:style-name="P7"/>
      <text:p text:style-name="P7"/>
      <text:p text:style-name="P2"><text:span text:style-name="T3">5)</text:span><text:span text:style-name="T23"><text:tab/></text:span><text:span text:style-name="T3">G = (ℤ</text:span><text:span text:style-name="T17">13</text:span><text:span text:style-name="T3">\{0}; ⋅) (= (U(ℤ</text:span><text:span text:style-name="T17">13</text:span><text:span text:style-name="T3">); ⋅)) är cyklisk. Finn alla generatorer.</text:span></text:p>
      <text:p text:style-name="P7"/>
      <text:p text:style-name="P7"><text:tab/>|G| = 12 så vi söker g ∈ G med o(g) = 12.</text:p>
      <text:p text:style-name="P7"/>
      <text:p text:style-name="P7"><text:tab/>Möjliga ordningar: 1, 2, 3, 4, 6, 12, så</text:p>
      <text:p text:style-name="P2"><text:span text:style-name="T3"><text:tab/>o(g) = 12 om g</text:span><text:span text:style-name="T9">4</text:span><text:span text:style-name="T3">, g</text:span><text:span text:style-name="T9">6</text:span><text:span text:style-name="T3"> ≠ 1.</text:span></text:p>
      <text:p text:style-name="P7"/>
      <text:p text:style-name="P7"><draw:line text:anchor-type="paragraph" draw:z-index="20" draw:style-name="gr7" draw:text-style-name="P19" svg:x1="9.624cm" svg:y1="0.407cm" svg:x2="9.624cm" svg:y2="2.682cm"><text:p/></draw:line></text:p>
      <text:p text:style-name="P7"><text:tab/>g<text:tab/>1<text:tab/>2<text:tab/>3<text:tab/>4<text:tab/>5<text:tab/>6<text:tab/>7<text:tab/>8<text:tab/>9<text:tab/>10<text:tab/>11<text:tab/>12</text:p>
      <text:p text:style-name="P2"><text:span text:style-name="T3"><text:tab/>g</text:span><text:span text:style-name="T9">4</text:span><text:span text:style-name="T3"><text:tab/>1<text:tab/>3<text:tab/>3<text:tab/>4<text:tab/>1<text:tab/>9<text:tab/>9<text:tab/>1<text:tab/>9<text:tab/>3<text:tab/>3<text:tab/>1</text:span></text:p>
      <text:p text:style-name="P2"><text:span text:style-name="T3"><text:tab/>g</text:span><text:span text:style-name="T9">6</text:span><text:span text:style-name="T3"><text:tab/><text:tab/></text:span><text:span text:style-name="T24">12</text:span><text:span text:style-name="T3"><text:tab/>1<text:tab/>1<text:tab/><text:tab/></text:span><text:span text:style-name="T24">12</text:span><text:span text:style-name="T3"><text:tab/></text:span><text:span text:style-name="T24">12</text:span><text:span text:style-name="T3"><text:tab/><text:tab/>1<text:tab/>1<text:tab/></text:span><text:span text:style-name="T27">12</text:span></text:p>
      <text:p text:style-name="P7"><draw:line text:anchor-type="paragraph" draw:z-index="21" draw:style-name="gr5" draw:text-style-name="P19" svg:x1="4.015cm" svg:y1="0.928cm" svg:x2="4.015cm" svg:y2="0.108cm"><text:p/></draw:line><draw:line text:anchor-type="paragraph" draw:z-index="22" draw:style-name="gr5" draw:text-style-name="P19" svg:x1="5.147cm" svg:y1="0.928cm" svg:x2="5.147cm" svg:y2="0.108cm"><text:p/></draw:line><draw:line text:anchor-type="paragraph" draw:z-index="23" draw:style-name="gr5" draw:text-style-name="P19" svg:x1="9.068cm" svg:y1="0.928cm" svg:x2="9.068cm" svg:y2="0.108cm"><text:p/></draw:line><draw:line text:anchor-type="paragraph" draw:z-index="24" draw:style-name="gr5" draw:text-style-name="P19" svg:x1="10.28cm" svg:y1="0.928cm" svg:x2="10.28cm" svg:y2="0.108cm"><text:p/></draw:line><draw:line text:anchor-type="paragraph" draw:z-index="25" draw:style-name="gr5" draw:text-style-name="P19" svg:x1="15.281cm" svg:y1="0.928cm" svg:x2="15.281cm" svg:y2="0.108cm"><text:p/></draw:line><text:tab/>o<text:tab/><text:tab/></text:p>
      <text:p text:style-name="P2"/>
      <text:p text:style-name="P7"><text:tab/><text:tab/>o(2) = 12<text:tab/>o(3) ≠ 12</text:p>
      <text:p text:style-name="P7"/>
      <text:p text:style-name="P7"/>
      <text:p text:style-name="P7"><text:tab/>Generatorer:<text:tab/>2, 5, 7, 11</text:p>
      <text:p text:style-name="P7"/>
      <text:p text:style-name="P7"/>
      <text:p text:style-name="P7"><text:tab/>Potenser av 2</text:p>
      <text:p text:style-name="P7"/>
      <text:p text:style-name="P2"><text:span text:style-name="T3"><text:tab/><text:tab/>2</text:span><text:span text:style-name="T9">1</text:span><text:span text:style-name="T3"><text:tab/>2</text:span><text:span text:style-name="T9">2</text:span><text:span text:style-name="T3"><text:tab/>2</text:span><text:span text:style-name="T9">3</text:span><text:span text:style-name="T3"><text:tab/>2</text:span><text:span text:style-name="T11">4</text:span><text:span text:style-name="T3"><text:tab/>2</text:span><text:span text:style-name="T9">5</text:span><text:span text:style-name="T3"><text:tab/>2</text:span><text:span text:style-name="T9">6</text:span><text:span text:style-name="T3"><text:tab/>2</text:span><text:span text:style-name="T11">7</text:span><text:span text:style-name="T3"><text:tab/>2</text:span><text:span text:style-name="T9">8</text:span><text:span text:style-name="T3"><text:tab/>2</text:span><text:span text:style-name="T9">9</text:span><text:span text:style-name="T3"><text:tab/>2</text:span><text:span text:style-name="T9">10</text:span><text:span text:style-name="T3"><text:tab/>2</text:span><text:span text:style-name="T11">11</text:span></text:p>
      <text:p text:style-name="P7"><text:tab/><text:tab/>2<text:tab/>4<text:tab/>8<text:tab/>3<text:tab/>6<text:tab/>12<text:tab/>11<text:tab/>9<text:tab/>5<text:tab/>10<text:tab/>7<text:tab/>1</text:p>
      <text:p text:style-name="P7"><text:tab/><text:tab/>6<text:tab/>10<text:tab/>…</text:p>
      <text:p text:style-name="P7"/>
      <text:p text:style-name="P7"/>
      <text:p text:style-name="P2"><text:span text:style-name="T3"><text:tab/>3⋅11 = 2</text:span><text:span text:style-name="T10">4</text:span><text:span text:style-name="T3">⋅2</text:span><text:span text:style-name="T28">p</text:span><text:span text:style-name="T3"> = 2</text:span><text:span text:style-name="T9">11</text:span><text:span text:style-name="T3"><text:tab/><text:tab/>logaritmer i bas 2.</text:span></text:p>
      <text:p text:style-name="P7"/>
      <text:p text:style-name="P7"/>
      <text:p text:style-name="P7"/>
      <text:p text:style-name="P2"><text:span text:style-name="T3">6) Visa att g</text:span><text:span text:style-name="T9">32</text:span><text:span text:style-name="T3"> = 1 för alla g ∈ U(ℤ</text:span><text:span text:style-name="T17">64</text:span><text:span text:style-name="T3">) = G.</text:span></text:p>
      <text:p text:style-name="P7"/>
      <text:p text:style-name="P2"><text:span text:style-name="T3"><text:tab/>Jo, |U(ℤ</text:span><text:span text:style-name="T19">64</text:span><text:span text:style-name="T3">)| = |{x ∈ {0, 1, …, 63} : sgd(x; 64) = 1 | =</text:span></text:p>
      <text:p text:style-name="P2"><text:span text:style-name="T28"><text:tab/></text:span><text:span text:style-name="T3">= |{1, 3, 5, …, 63}| = 32</text:span></text:p>
      <text:p text:style-name="P7"/>
      <text:p text:style-name="P2"><text:span text:style-name="T3"><text:tab/>g</text:span><text:span text:style-name="T10">|G|</text:span><text:span text:style-name="T28"> </text:span><text:span text:style-name="T3">= 1 <text:s/>alla <text:s/>g ∈ G</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nux Libertine" svg:font-family="'Linux Libertine'" style:font-adornments="Bold"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Arrowheads_20_1" draw:display-name="Arrowheads 1"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cm" fo:margin-right="0cm" fo:text-align="start" style:justify-single-word="false" fo:text-indent="0cm" style:auto-text-indent="false" style:page-number="auto">
        <style:tab-stops/>
      </style:paragraph-properties>
      <style:text-properties style:font-name="Linux Libertine" fo:font-size="20pt" fo:font-style="normal" fo:font-weight="bold" style:font-size-asian="16.1000003814697pt" style:font-weight-asian="bold" style:font-size-complex="16.1000003814697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Math_20_text" style:display-name="Math text" style:family="paragraph" style:class="text" style:master-page-name="">
      <style:paragraph-properties style:page-number="auto" fo:background-color="transparent" style:shadow="none">
        <style:tab-stops/>
        <style:background-image/>
      </style:paragraph-properties>
      <style:text-properties style:font-name="DejaVu Sans" style:font-size-asian="10.5pt"/>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2pt" style:font-size-asian="10.5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ve user</meta:initial-creator>
    <meta:creation-date>2011-03-16T15:33:11</meta:creation-date>
    <meta:generator>OpenOffice.org/3.2$Unix OpenOffice.org_project/320m19$Build-9505</meta:generator>
    <dc:date>2011-04-20T11:11:52</dc:date>
    <dc:creator>Mattias </dc:creator>
    <meta:editing-duration>PT01H00M50S</meta:editing-duration>
    <meta:editing-cycles>9</meta:editing-cycles>
    <meta:document-statistic meta:table-count="0" meta:image-count="0" meta:object-count="0" meta:page-count="6" meta:paragraph-count="152" meta:word-count="1280" meta:character-count="4588"/>
  </office:meta>
</office:document-meta>
</file>